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84d779f" officeooo:paragraph-rsid="084d779f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DejaVu Sans1" fo:font-size="9pt" officeooo:rsid="084fa67b" officeooo:paragraph-rsid="084fa67b" style:font-size-asian="9pt" style:font-size-complex="9pt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DejaVu Sans1" fo:font-size="9pt" officeooo:rsid="084fa67b" officeooo:paragraph-rsid="084fa67b" style:font-size-asian="9pt" style:font-size-complex="9pt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DejaVu Sans1" fo:font-size="9pt" officeooo:rsid="084d779f" officeooo:paragraph-rsid="084d779f" style:font-size-asian="9pt" style:font-size-complex="9pt"/>
    </style:style>
    <style:style style:name="T1" style:family="text">
      <style:text-properties style:font-name="DejaVu Sans1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atabase.guide/what-is-an-mpp-database/" text:style-name="Internet_20_link" text:visited-style-name="Visited_20_Internet_20_Link"><text:span text:style-name="T1">https://database.guide/what-is-an-mpp-database/</text:span></text:a></text:p>
      <text:p text:style-name="P4"/>
      <text:p text:style-name="P2"><text:a xlink:type="simple" xlink:href="https://mapr.com/blog/mpp-database-and-data-warehouse-vs-data-lake-whiteboard-walkthrough/" text:style-name="Internet_20_link" text:visited-style-name="Visited_20_Internet_20_Link">https://mapr.com/blog/mpp-database-and-data-warehouse-vs-data-lake-whiteboard-walkthrough/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8-06-25T00:51:12.726652809</dc:date>
    <meta:editing-cycles>2437</meta:editing-cycles>
    <meta:editing-duration>P24DT9H40M26S</meta:editing-duration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137" meta:non-whitespace-character-count="1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